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AccessorSupport.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AccessorSupport.copyAttributesFrom( AttributeAccessor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AccessorSuppor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AccessorSuppor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ccessorSupport.setAttribute( String name ,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AccessorSupport.has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ccessorSupport.computeAttribute( String name , Function &lt; String , T &gt; compute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ttributeAccessorSupport.equals( @ Nullable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AccessorSuppor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